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53cm" svg:stroke-color="#127622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ot" svg:stroke-width="0.028cm" svg:stroke-color="#bf0041" draw:marker-start-width="0.242cm" draw:marker-end="Arrow" draw:marker-end-width="0.242cm" svg:stroke-opacity="50%" draw:fill="solid" draw:opacity="58%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44cm" svg:y1="4.783cm" svg:x2="1.881cm" svg:y2="2.866cm">
          <text:p/>
        </draw:line>
        <draw:line draw:style-name="gr2" draw:text-style-name="P2" draw:layer="layout" svg:x1="3.423cm" svg:y1="4.79cm" svg:x2="5.34cm" svg:y2="3.227cm">
          <text:p/>
        </draw:line>
        <draw:custom-shape draw:style-name="gr3" draw:text-style-name="P3" draw:layer="layout" svg:width="0.206cm" svg:height="0.206cm" svg:x="3.328cm" svg:y="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932cm" svg:y="5.448cm">
          <draw:text-box>
            <text:p/>
          </draw:text-box>
        </draw:frame>
        <draw:frame draw:style-name="gr5" draw:text-style-name="P5" draw:layer="measurelines" svg:width="0.842cm" svg:height="0.53cm" svg:x="4.554cm" svg:y="3.8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measurelines" svg:width="0.517cm" svg:height="0.47cm" svg:x="2.955cm" svg:y="4.8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draw:layer="measurelines" svg:width="0.206cm" svg:height="0.206cm" svg:x="3.656cm" svg:y="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96cm" svg:height="0.47cm" svg:x="3.202cm" svg:y="0.2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5.917cm" svg:y1="2.923cm" svg:x2="3.769cm" svg:y2="0.291cm">
          <text:p/>
        </draw:line>
        <draw:line draw:style-name="gr7" draw:text-style-name="P1" draw:layer="measurelines" svg:x1="3.435cm" svg:y1="4.772cm" svg:x2="5.839cm" svg:y2="2.837cm">
          <text:p/>
        </draw:line>
        <draw:frame draw:style-name="gr5" draw:text-style-name="P5" draw:layer="measurelines" svg:width="0.908cm" svg:height="0.53cm" svg:x="4.874cm" svg:y="1.0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2" draw:layer="measurelines" svg:x1="3.435cm" svg:y1="4.758cm" svg:x2="3.748cm" svg:y2="0.32cm">
          <text:p/>
        </draw:line>
        <draw:frame draw:style-name="gr5" draw:text-style-name="P5" draw:layer="measurelines" svg:width="0.773cm" svg:height="0.526cm" svg:x="2.818cm" svg:y="2.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15:47:04.225780953</dc:date>
    <meta:editing-duration>PT10M24S</meta:editing-duration>
    <meta:editing-cycles>3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i>x</mi>
      <mover accent="true">
        <msub>
          <mi>x</mi>
          <mn>1</mn>
        </msub>
        <mo stretchy="false">⃗</mo>
      </mover>
    </mrow>
    <annotation encoding="StarMath 5.0">x vec x_1</annotation>
  </semantics>
</math>
</file>

<file path=Object 2/content.xml><?xml version="1.0" encoding="utf-8"?>
<math xmlns="http://www.w3.org/1998/Math/MathML" display="block">
  <semantics>
    <mrow>
      <mi>y</mi>
      <mover accent="true">
        <msub>
          <mi>y</mi>
          <mn>1</mn>
        </msub>
        <mo stretchy="false">⃗</mo>
      </mover>
    </mrow>
    <annotation encoding="StarMath 5.0">y 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over accent="true">
      <mi mathvariant="italic">OP</mi>
      <mo stretchy="false">⃗</mo>
    </mover>
    <annotation encoding="StarMath 5.0">vec OP </annotation>
  </semantics>
</math>
</file>